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fo:padding-top="0.05cm" fo:padding-bottom="0.05cm" fo:padding-left="0.1cm" fo:padding-right="0.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.876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paragraph-properties fo:margin-left="0cm" fo:margin-right="0cm" fo:text-align="center" fo:text-indent="0cm"/>
      <style:text-properties fo:font-size="14pt" fo:font-style="italic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0pt" fo:font-style="italic"/>
    </style:style>
    <style:style style:name="T1" style:family="text">
      <style:text-properties fo:font-size="16pt"/>
    </style:style>
    <style:style style:name="T2" style:family="text">
      <style:text-properties fo:font-size="14pt" fo:font-style="italic" style:font-size-asian="24pt" style:font-size-complex="24pt"/>
    </style:style>
    <style:style style:name="T3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75cm" svg:height="1.25cm" svg:x="3.861cm" svg:y="13.778cm">
          <text:p text:style-name="P1"><text:span text:style-name="T1">Sail API</text:span></text:p>
        </draw:rect>
        <draw:rect draw:style-name="gr2" draw:text-style-name="P4" draw:layer="layout" svg:width="6.38cm" svg:height="0.75cm" svg:x="3.861cm" svg:y="15.153cm">
          <text:p text:style-name="P3"><text:span text:style-name="T1">RDF Model</text:span></text:p>
        </draw:rect>
        <draw:rect draw:style-name="gr2" draw:text-style-name="P4" draw:layer="layout" svg:width="1.5cm" svg:height="1.25cm" svg:x="8.736cm" svg:y="13.778cm">
          <text:p text:style-name="P3"><text:span text:style-name="T1">Rio</text:span></text:p>
        </draw:rect>
        <draw:rect draw:style-name="gr2" draw:text-style-name="P5" draw:layer="layout" svg:width="3.25cm" svg:height="0.75cm" svg:x="6.961cm" svg:y="11.503cm">
          <text:p text:style-name="P3"><text:span text:style-name="T1">HTTP Server</text:span></text:p>
        </draw:rect>
        <draw:rect draw:style-name="gr3" draw:text-style-name="P6" draw:layer="layout" svg:width="3cm" svg:height="0.75cm" svg:x="3.865cm" svg:y="11.503cm">
          <text:p text:style-name="P3"><text:span text:style-name="T2">application</text:span></text:p>
        </draw:rect>
        <draw:rect draw:style-name="gr3" draw:text-style-name="P6" draw:layer="layout" svg:width="3.25cm" svg:height="0.75cm" svg:x="6.961cm" svg:y="9.203cm">
          <text:p text:style-name="P3"><text:span text:style-name="T2">application</text:span></text:p>
        </draw:rect>
        <draw:g>
          <draw:line draw:style-name="gr4" draw:text-style-name="P7" draw:layer="layout" svg:x1="8.361cm" svg:y1="11.403cm" svg:x2="8.361cm" svg:y2="10.653cm">
            <text:p text:style-name="P8"/>
          </draw:line>
          <draw:line draw:style-name="gr4" draw:text-style-name="P7" draw:layer="layout" svg:x1="8.611cm" svg:y1="10.028cm" svg:x2="8.611cm" svg:y2="10.778cm">
            <text:p text:style-name="P8"/>
          </draw:line>
          <draw:line draw:style-name="gr5" draw:text-style-name="P7" draw:layer="layout" svg:x1="8.361cm" svg:y1="10.653cm" svg:x2="8.611cm" svg:y2="10.778cm">
            <text:p text:style-name="P8"/>
          </draw:line>
        </draw:g>
        <draw:frame draw:style-name="gr6" draw:text-style-name="P9" draw:layer="layout" svg:width="1.076cm" svg:height="0.742cm" svg:x="8.704cm" svg:y="10.236cm">
          <draw:text-box>
            <text:p text:style-name="P8"><text:span text:style-name="T3">HTTP</text:span></text:p>
          </draw:text-box>
        </draw:frame>
        <draw:rect draw:style-name="gr1" draw:text-style-name="P2" draw:layer="layout" svg:width="6.34cm" svg:height="1.25cm" svg:x="3.861cm" svg:y="12.379cm">
          <text:p text:style-name="P1"><text:span text:style-name="T1">Repository API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100%" draw:end="25%" draw:angle="300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7b00" draw:fill-gradient-name="Gradient_20_7" draw:fill-hatch-name="Hatch_20_1" draw:fill-image-name="Bitmape_20_1" draw:opacity="100%" draw:opacity-name="Transparency_20_2" draw:fill-image-width="0cm" draw:fill-image-height="0cm" draw:textarea-vertical-align="middle" fo:padding-top="0.05cm" fo:padding-bottom="0.05cm" fo:padding-left="0.1cm" fo:padding-right="0.1cm" draw:shadow="hidden" draw:shadow-offset-x="0.1cm" draw:shadow-offset-y="0.1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8.988cm" fo:margin-bottom="13.419cm" fo:margin-left="3.455cm" fo:margin-right="10.483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Arjohn Kampman</meta:initial-creator>
    <meta:creation-date>2005-06-07T13:47:49</meta:creation-date>
    <dc:creator>Arjohn Kampman</dc:creator>
    <dc:date>2005-10-28T09:56:21</dc:date>
    <dc:language>en-US</dc:language>
    <meta:editing-cycles>19</meta:editing-cycles>
    <meta:editing-duration>PT6H33M1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